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/>
            <draw:object draw:notify-on-update-of-ranges="CameraZoom.A2:CameraZoom.A5 CameraZoom.B1:CameraZoom.B1 CameraZoom.B2:CameraZoom.B5 CameraZoom.A2:CameraZoom.A5 CameraZoom.C1:CameraZoom.C1 CameraZoom.C2:CameraZoom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87.19mm" svg:y="4.25mm">
            <loext:p/>
            <draw:object draw:notify-on-update-of-ranges="BeamDamage.A7:BeamDamage.A18 BeamDamage.B1:BeamDamage.B1 BeamDamage.C7:BeamDamage.C18 BeamDamage.A7:BeamDamage.A18 BeamDamage.D1:BeamDamage.D1 BeamDamage.E7:BeamDamage.E18 BeamDamage.A7:BeamDamage.A18 BeamDamage.F1:BeamDamage.F1 BeamDamage.G7:BeamDamage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09" calcext:value-type="float" table:number-columns-spanned="2" table:number-rows-spanned="1">
            <text:p>0.0009</text:p>
          </table:table-cell>
          <table:covered-table-cell/>
          <table:table-cell table:style-name="ce2" office:value-type="float" office:value="0.0009" calcext:value-type="float" table:number-columns-spanned="2" table:number-rows-spanned="1">
            <text:p>0.0009</text:p>
          </table:table-cell>
          <table:covered-table-cell/>
          <table:table-cell table:style-name="ce2" office:value-type="float" office:value="0.0009" calcext:value-type="float" table:number-columns-spanned="2" table:number-rows-spanned="1">
            <text:p>0.0009</text:p>
          </table:table-cell>
          <table:covered-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180" calcext:value-type="float" table:number-columns-spanned="2" table:number-rows-spanned="1">
            <text:p>180</text:p>
          </table:table-cell>
          <table:covered-table-cell/>
          <table:table-cell table:style-name="ce2" office:value-type="float" office:value="2.5" calcext:value-type="float" table:number-columns-spanned="2" table:number-rows-spanned="1">
            <text:p>2.5</text:p>
          </table:table-cell>
          <table:covered-table-cell/>
          <table:table-cell table:style-name="ce2" office:value-type="float" office:value="180" calcext:value-type="float" table:number-columns-spanned="2" table:number-rows-spanned="1">
            <text:p>180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2000" calcext:value-type="float">
            <text:p>2000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111.111111111111" calcext:value-type="float">
            <text:p>111.111111111111</text:p>
          </table:table-cell>
          <table:table-cell table:formula="of:=[.F$2]+([.F$3]*[.$A7])" office:value-type="float" office:value="0.3" calcext:value-type="float">
            <text:p>0.3</text:p>
          </table:table-cell>
          <table:table-cell table:formula="of:=[.F$4]/([.F7]*[.F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09" calcext:value-type="float">
            <text:p>0.309</text:p>
          </table:table-cell>
          <table:table-cell table:formula="of:=[.B$4]/([.B8]*[.B8])" office:value-type="float" office:value="1885.19181826751" calcext:value-type="float">
            <text:p>1885.19181826751</text:p>
          </table:table-cell>
          <table:table-cell table:formula="of:=[.D$2]+([.D$3]*[.$A8])" office:value-type="float" office:value="0.159" calcext:value-type="float">
            <text:p>0.159</text:p>
          </table:table-cell>
          <table:table-cell table:formula="of:=[.D$4]/([.D8]*[.D8])" office:value-type="float" office:value="98.8884933349155" calcext:value-type="float">
            <text:p>98.8884933349155</text:p>
          </table:table-cell>
          <table:table-cell table:formula="of:=[.F$2]+([.F$3]*[.$A8])" office:value-type="float" office:value="0.309" calcext:value-type="float">
            <text:p>0.309</text:p>
          </table:table-cell>
          <table:table-cell table:formula="of:=[.F$4]/([.F8]*[.F8])" office:value-type="float" office:value="1885.19181826751" calcext:value-type="float">
            <text:p>1885.191818267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345" calcext:value-type="float">
            <text:p>0.345</text:p>
          </table:table-cell>
          <table:table-cell table:formula="of:=[.B$4]/([.B9]*[.B9])" office:value-type="float" office:value="1512.28733459357" calcext:value-type="float">
            <text:p>1512.28733459357</text:p>
          </table:table-cell>
          <table:table-cell table:formula="of:=[.D$2]+([.D$3]*[.$A9])" office:value-type="float" office:value="0.195" calcext:value-type="float">
            <text:p>0.195</text:p>
          </table:table-cell>
          <table:table-cell table:formula="of:=[.D$4]/([.D9]*[.D9])" office:value-type="float" office:value="65.7462195923734" calcext:value-type="float">
            <text:p>65.7462195923734</text:p>
          </table:table-cell>
          <table:table-cell table:formula="of:=[.F$2]+([.F$3]*[.$A9])" office:value-type="float" office:value="0.345" calcext:value-type="float">
            <text:p>0.345</text:p>
          </table:table-cell>
          <table:table-cell table:formula="of:=[.F$4]/([.F9]*[.F9])" office:value-type="float" office:value="1512.28733459357" calcext:value-type="float">
            <text:p>1512.287334593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0.39" calcext:value-type="float">
            <text:p>0.39</text:p>
          </table:table-cell>
          <table:table-cell table:formula="of:=[.B$4]/([.B10]*[.B10])" office:value-type="float" office:value="1183.43195266272" calcext:value-type="float">
            <text:p>1183.43195266272</text:p>
          </table:table-cell>
          <table:table-cell table:formula="of:=[.D$2]+([.D$3]*[.$A10])" office:value-type="float" office:value="0.24" calcext:value-type="float">
            <text:p>0.24</text:p>
          </table:table-cell>
          <table:table-cell table:formula="of:=[.D$4]/([.D10]*[.D10])" office:value-type="float" office:value="43.4027777777778" calcext:value-type="float">
            <text:p>43.4027777777778</text:p>
          </table:table-cell>
          <table:table-cell table:formula="of:=[.F$2]+([.F$3]*[.$A10])" office:value-type="float" office:value="0.39" calcext:value-type="float">
            <text:p>0.39</text:p>
          </table:table-cell>
          <table:table-cell table:formula="of:=[.F$4]/([.F10]*[.F10])" office:value-type="float" office:value="1183.43195266272" calcext:value-type="float">
            <text:p>1183.431952662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0.48" calcext:value-type="float">
            <text:p>0.48</text:p>
          </table:table-cell>
          <table:table-cell table:formula="of:=[.B$4]/([.B11]*[.B11])" office:value-type="float" office:value="781.25" calcext:value-type="float">
            <text:p>781.25</text:p>
          </table:table-cell>
          <table:table-cell table:formula="of:=[.D$2]+([.D$3]*[.$A11])" office:value-type="float" office:value="0.33" calcext:value-type="float">
            <text:p>0.33</text:p>
          </table:table-cell>
          <table:table-cell table:formula="of:=[.D$4]/([.D11]*[.D11])" office:value-type="float" office:value="22.9568411386593" calcext:value-type="float">
            <text:p>22.9568411386593</text:p>
          </table:table-cell>
          <table:table-cell table:formula="of:=[.F$2]+([.F$3]*[.$A11])" office:value-type="float" office:value="0.48" calcext:value-type="float">
            <text:p>0.48</text:p>
          </table:table-cell>
          <table:table-cell table:formula="of:=[.F$4]/([.F11]*[.F11])" office:value-type="float" office:value="781.25" calcext:value-type="float">
            <text:p>781.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0.75" calcext:value-type="float">
            <text:p>0.75</text:p>
          </table:table-cell>
          <table:table-cell table:formula="of:=[.B$4]/([.B12]*[.B12])" office:value-type="float" office:value="320" calcext:value-type="float">
            <text:p>320</text:p>
          </table:table-cell>
          <table:table-cell table:formula="of:=[.D$2]+([.D$3]*[.$A12])" office:value-type="float" office:value="0.6" calcext:value-type="float">
            <text:p>0.6</text:p>
          </table:table-cell>
          <table:table-cell table:formula="of:=[.D$4]/([.D12]*[.D12])" office:value-type="float" office:value="6.94444444444444" calcext:value-type="float">
            <text:p>6.94444444444444</text:p>
          </table:table-cell>
          <table:table-cell table:formula="of:=[.F$2]+([.F$3]*[.$A12])" office:value-type="float" office:value="0.75" calcext:value-type="float">
            <text:p>0.75</text:p>
          </table:table-cell>
          <table:table-cell table:formula="of:=[.F$4]/([.F12]*[.F12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1.2" calcext:value-type="float">
            <text:p>1.2</text:p>
          </table:table-cell>
          <table:table-cell table:formula="of:=[.B$4]/([.B13]*[.B13])" office:value-type="float" office:value="125" calcext:value-type="float">
            <text:p>125</text:p>
          </table:table-cell>
          <table:table-cell table:formula="of:=[.D$2]+([.D$3]*[.$A13])" office:value-type="float" office:value="1.05" calcext:value-type="float">
            <text:p>1.05</text:p>
          </table:table-cell>
          <table:table-cell table:formula="of:=[.D$4]/([.D13]*[.D13])" office:value-type="float" office:value="2.26757369614512" calcext:value-type="float">
            <text:p>2.26757369614512</text:p>
          </table:table-cell>
          <table:table-cell table:formula="of:=[.F$2]+([.F$3]*[.$A13])" office:value-type="float" office:value="1.2" calcext:value-type="float">
            <text:p>1.2</text:p>
          </table:table-cell>
          <table:table-cell table:formula="of:=[.F$4]/([.F13]*[.F13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1.65" calcext:value-type="float">
            <text:p>1.65</text:p>
          </table:table-cell>
          <table:table-cell table:formula="of:=[.B$4]/([.B14]*[.B14])" office:value-type="float" office:value="66.1157024793388" calcext:value-type="float">
            <text:p>66.1157024793388</text:p>
          </table:table-cell>
          <table:table-cell table:formula="of:=[.D$2]+([.D$3]*[.$A14])" office:value-type="float" office:value="1.5" calcext:value-type="float">
            <text:p>1.5</text:p>
          </table:table-cell>
          <table:table-cell table:formula="of:=[.D$4]/([.D14]*[.D14])" office:value-type="float" office:value="1.11111111111111" calcext:value-type="float">
            <text:p>1.11111111111111</text:p>
          </table:table-cell>
          <table:table-cell table:formula="of:=[.F$2]+([.F$3]*[.$A14])" office:value-type="float" office:value="1.65" calcext:value-type="float">
            <text:p>1.65</text:p>
          </table:table-cell>
          <table:table-cell table:formula="of:=[.F$4]/([.F14]*[.F14])" office:value-type="float" office:value="66.1157024793388" calcext:value-type="float">
            <text:p>66.11570247933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2.1" calcext:value-type="float">
            <text:p>2.1</text:p>
          </table:table-cell>
          <table:table-cell table:formula="of:=[.B$4]/([.B15]*[.B15])" office:value-type="float" office:value="40.8163265306122" calcext:value-type="float">
            <text:p>40.8163265306122</text:p>
          </table:table-cell>
          <table:table-cell table:formula="of:=[.D$2]+([.D$3]*[.$A15])" office:value-type="float" office:value="1.95" calcext:value-type="float">
            <text:p>1.95</text:p>
          </table:table-cell>
          <table:table-cell table:formula="of:=[.D$4]/([.D15]*[.D15])" office:value-type="float" office:value="0.657462195923734" calcext:value-type="float">
            <text:p>0.657462195923734</text:p>
          </table:table-cell>
          <table:table-cell table:formula="of:=[.F$2]+([.F$3]*[.$A15])" office:value-type="float" office:value="2.1" calcext:value-type="float">
            <text:p>2.1</text:p>
          </table:table-cell>
          <table:table-cell table:formula="of:=[.F$4]/([.F15]*[.F15])" office:value-type="float" office:value="40.8163265306122" calcext:value-type="float">
            <text:p>40.816326530612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3" calcext:value-type="float">
            <text:p>3</text:p>
          </table:table-cell>
          <table:table-cell table:formula="of:=[.B$4]/([.B16]*[.B16])" office:value-type="float" office:value="20" calcext:value-type="float">
            <text:p>20</text:p>
          </table:table-cell>
          <table:table-cell table:formula="of:=[.D$2]+([.D$3]*[.$A16])" office:value-type="float" office:value="2.85" calcext:value-type="float">
            <text:p>2.85</text:p>
          </table:table-cell>
          <table:table-cell table:formula="of:=[.D$4]/([.D16]*[.D16])" office:value-type="float" office:value="0.307787011388119" calcext:value-type="float">
            <text:p>0.307787011388119</text:p>
          </table:table-cell>
          <table:table-cell table:formula="of:=[.F$2]+([.F$3]*[.$A16])" office:value-type="float" office:value="3" calcext:value-type="float">
            <text:p>3</text:p>
          </table:table-cell>
          <table:table-cell table:formula="of:=[.F$4]/([.F16]*[.F1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3.9" calcext:value-type="float">
            <text:p>3.9</text:p>
          </table:table-cell>
          <table:table-cell table:formula="of:=[.B$4]/([.B17]*[.B17])" office:value-type="float" office:value="11.8343195266272" calcext:value-type="float">
            <text:p>11.8343195266272</text:p>
          </table:table-cell>
          <table:table-cell table:formula="of:=[.D$2]+([.D$3]*[.$A17])" office:value-type="float" office:value="3.75" calcext:value-type="float">
            <text:p>3.75</text:p>
          </table:table-cell>
          <table:table-cell table:formula="of:=[.D$4]/([.D17]*[.D17])" office:value-type="float" office:value="0.177777777777778" calcext:value-type="float">
            <text:p>0.177777777777778</text:p>
          </table:table-cell>
          <table:table-cell table:formula="of:=[.F$2]+([.F$3]*[.$A17])" office:value-type="float" office:value="3.9" calcext:value-type="float">
            <text:p>3.9</text:p>
          </table:table-cell>
          <table:table-cell table:formula="of:=[.F$4]/([.F17]*[.F17])" office:value-type="float" office:value="11.8343195266272" calcext:value-type="float">
            <text:p>11.83431952662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9.3" calcext:value-type="float">
            <text:p>9.3</text:p>
          </table:table-cell>
          <table:table-cell table:formula="of:=[.B$4]/([.B18]*[.B18])" office:value-type="float" office:value="2.08116545265349" calcext:value-type="float">
            <text:p>2.08116545265349</text:p>
          </table:table-cell>
          <table:table-cell table:formula="of:=[.D$2]+([.D$3]*[.$A18])" office:value-type="float" office:value="9.15" calcext:value-type="float">
            <text:p>9.15</text:p>
          </table:table-cell>
          <table:table-cell table:formula="of:=[.D$4]/([.D18]*[.D18])" office:value-type="float" office:value="0.0298605512257756" calcext:value-type="float">
            <text:p>0.029860551225776</text:p>
          </table:table-cell>
          <table:table-cell table:formula="of:=[.F$2]+([.F$3]*[.$A18])" office:value-type="float" office:value="9.3" calcext:value-type="float">
            <text:p>9.3</text:p>
          </table:table-cell>
          <table:table-cell table:formula="of:=[.F$4]/([.F18]*[.F18])" office:value-type="float" office:value="2.08116545265349" calcext:value-type="float">
            <text:p>2.08116545265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12:52:17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11-24T13:05:49.726000000</dc:date>
    <meta:editing-duration>P3DT13H58M33S</meta:editing-duration>
    <meta:editing-cycles>10</meta:editing-cycles>
    <meta:generator>LibreOffice/5.4.2.2$Windows_x86 LibreOffice_project/22b09f6418e8c2d508a9eaf86b2399209b0990f4</meta:generator>
    <meta:document-statistic meta:table-count="2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137cm" style:legend-expansion="high" chart:style-name="ch2"/>
        <chart:plot-area chart:style-name="ch3" table:cell-range-address="BeamDamage.A7:BeamDamage.A18 BeamDamage.B1:BeamDamage.B1 BeamDamage.C7:BeamDamage.C18 BeamDamage.D1:BeamDamage.D1 BeamDamage.E7:BeamDamage.E18 BeamDamage.F1:BeamDamage.F1 BeamDamage.G7:BeamDamage.G18" chart:data-source-has-labels="row" svg:x="1.371cm" svg:y="0.197cm" svg:width="13.378cm" svg:height="8.493cm">
          <chartooo:coordinate-region svg:x="2.283cm" svg:y="0.396cm" svg:width="11.736cm" svg:height="7.647cm"/>
          <chart:axis chart:dimension="x" chart:name="primary-x" chart:style-name="ch4">
            <chart:title svg:x="7.368cm" svg:y="8.887cm" chart:style-name="ch5">
              <text:p>Distance</text:p>
            </chart:title>
          </chart:axis>
          <chart:axis chart:dimension="y" chart:name="primary-y" chart:style-name="ch4">
            <chart:title svg:x="0.451cm" svg:y="5.122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series chart:style-name="ch10" chart:values-cell-range-address="BeamDamage.G7:BeamDamage.G18" chart:label-cell-address="BeamDamage.F1:BeamDamage.F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  <table:table-cell office:value-type="string">
                <text:p>Test</text:p>
                <draw:g>
                  <svg:desc>BeamDamage.F1:BeamDam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2000">
                <text:p>2000</text:p>
                <draw:g>
                  <svg:desc>BeamDamage.C7:BeamDamage.C18</svg:desc>
                </draw:g>
              </table:table-cell>
              <table:table-cell office:value-type="float" office:value="111.111111111111">
                <text:p>111.111111111111</text:p>
                <draw:g>
                  <svg:desc>BeamDamage.E7:BeamDamage.E18</svg:desc>
                </draw:g>
              </table:table-cell>
              <table:table-cell office:value-type="float" office:value="2000">
                <text:p>2000</text:p>
                <draw:g>
                  <svg:desc>BeamDamage.G7:BeamDamage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85.19181826751">
                <text:p>1885.19181826751</text:p>
              </table:table-cell>
              <table:table-cell office:value-type="float" office:value="98.8884933349155">
                <text:p>98.8884933349155</text:p>
              </table:table-cell>
              <table:table-cell office:value-type="float" office:value="1885.19181826751">
                <text:p>1885.19181826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12.28733459357">
                <text:p>1512.28733459357</text:p>
              </table:table-cell>
              <table:table-cell office:value-type="float" office:value="65.7462195923734">
                <text:p>65.7462195923734</text:p>
              </table:table-cell>
              <table:table-cell office:value-type="float" office:value="1512.28733459357">
                <text:p>1512.28733459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183.43195266272">
                <text:p>1183.43195266272</text:p>
              </table:table-cell>
              <table:table-cell office:value-type="float" office:value="43.4027777777778">
                <text:p>43.4027777777778</text:p>
              </table:table-cell>
              <table:table-cell office:value-type="float" office:value="1183.43195266272">
                <text:p>1183.43195266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81.25">
                <text:p>781.25</text:p>
              </table:table-cell>
              <table:table-cell office:value-type="float" office:value="22.9568411386593">
                <text:p>22.9568411386593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20">
                <text:p>320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25">
                <text:p>125</text:p>
              </table:table-cell>
              <table:table-cell office:value-type="float" office:value="2.26757369614512">
                <text:p>2.267573696145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66.1157024793388">
                <text:p>66.1157024793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40.8163265306122">
                <text:p>40.8163265306122</text:p>
              </table:table-cell>
              <table:table-cell office:value-type="float" office:value="0.657462195923734">
                <text:p>0.657462195923734</text:p>
              </table:table-cell>
              <table:table-cell office:value-type="float" office:value="40.8163265306122">
                <text:p>40.8163265306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20">
                <text:p>20</text:p>
              </table:table-cell>
              <table:table-cell office:value-type="float" office:value="0.307787011388119">
                <text:p>0.3077870113881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1.8343195266272">
                <text:p>11.8343195266272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1.8343195266272">
                <text:p>11.8343195266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2.08116545265349">
                <text:p>2.08116545265349</text:p>
              </table:table-cell>
              <table:table-cell office:value-type="float" office:value="0.0298605512257756">
                <text:p>0.0298605512257756</text:p>
              </table:table-cell>
              <table:table-cell office:value-type="float" office:value="2.08116545265349">
                <text:p>2.08116545265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